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17cb" officeooo:paragraph-rsid="000417cb"/>
    </style:style>
    <style:style style:name="P2" style:family="paragraph" style:parent-style-name="Standard">
      <style:paragraph-properties fo:text-align="start" style:justify-single-word="false"/>
      <style:text-properties officeooo:rsid="000417cb" officeooo:paragraph-rsid="000417cb"/>
    </style:style>
    <style:style style:name="P3" style:family="paragraph" style:parent-style-name="Standard">
      <style:paragraph-properties fo:text-align="start" style:justify-single-word="false"/>
      <style:text-properties officeooo:rsid="00050c0e" officeooo:paragraph-rsid="00050c0e"/>
    </style:style>
    <style:style style:name="P4" style:family="paragraph" style:parent-style-name="Standard">
      <style:paragraph-properties fo:text-align="start" style:justify-single-word="false"/>
      <style:text-properties officeooo:rsid="0009125a" officeooo:paragraph-rsid="0009125a"/>
    </style:style>
    <style:style style:name="P5" style:family="paragraph" style:parent-style-name="Standard">
      <style:paragraph-properties fo:text-align="start" style:justify-single-word="false"/>
      <style:text-properties officeooo:rsid="0012d3c4" officeooo:paragraph-rsid="0012d3c4"/>
    </style:style>
    <style:style style:name="P6" style:family="paragraph" style:parent-style-name="Standard">
      <style:paragraph-properties fo:text-align="start" style:justify-single-word="false"/>
      <style:text-properties officeooo:rsid="0015a5b6" officeooo:paragraph-rsid="0015a5b6"/>
    </style:style>
    <style:style style:name="P7" style:family="paragraph" style:parent-style-name="Standard">
      <style:paragraph-properties fo:text-align="start" style:justify-single-word="false"/>
      <style:text-properties officeooo:rsid="0015b8ae" officeooo:paragraph-rsid="0015b8ae"/>
    </style:style>
    <style:style style:name="P8" style:family="paragraph" style:parent-style-name="Standard">
      <style:paragraph-properties fo:text-align="start" style:justify-single-word="false"/>
      <style:text-properties officeooo:rsid="0016852b" officeooo:paragraph-rsid="0016852b"/>
    </style:style>
    <style:style style:name="P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050c0e" officeooo:paragraph-rsid="00050c0e"/>
    </style:style>
    <style:style style:name="P1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bold" officeooo:rsid="00050c0e" officeooo:paragraph-rsid="00050c0e" style:font-weight-asian="bold" style:font-weight-complex="bold"/>
    </style:style>
    <style:style style:name="P1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bold" officeooo:rsid="0007c526" officeooo:paragraph-rsid="0007c526" style:font-weight-asian="bold" style:font-weight-complex="bold"/>
    </style:style>
    <style:style style:name="P1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bold" officeooo:rsid="0009125a" officeooo:paragraph-rsid="0009125a" style:font-weight-asian="bold" style:font-weight-complex="bold"/>
    </style:style>
    <style:style style:name="P1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bold" officeooo:rsid="000e3b7a" officeooo:paragraph-rsid="000e3b7a" style:font-weight-asian="bold" style:font-weight-complex="bold"/>
    </style:style>
    <style:style style:name="P1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bold" officeooo:rsid="000ef3b6" officeooo:paragraph-rsid="000ef3b6" style:font-weight-asian="bold" style:font-weight-complex="bold"/>
    </style:style>
    <style:style style:name="P1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bold" officeooo:rsid="0011032a" officeooo:paragraph-rsid="0011032a" style:font-weight-asian="bold" style:font-weight-complex="bold"/>
    </style:style>
    <style:style style:name="P1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bold" officeooo:rsid="0015a5b6" officeooo:paragraph-rsid="0015a5b6" style:font-weight-asian="bold" style:font-weight-complex="bold"/>
    </style:style>
    <style:style style:name="P1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bold" officeooo:rsid="0015b8ae" officeooo:paragraph-rsid="0015b8ae" style:font-weight-asian="bold" style:font-weight-complex="bold"/>
    </style:style>
    <style:style style:name="P1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07c526" officeooo:paragraph-rsid="0007c526"/>
    </style:style>
    <style:style style:name="P1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09125a" officeooo:paragraph-rsid="0009125a"/>
    </style:style>
    <style:style style:name="P2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09276c" officeooo:paragraph-rsid="0009276c"/>
    </style:style>
    <style:style style:name="P2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09dca6" officeooo:paragraph-rsid="0009dca6"/>
    </style:style>
    <style:style style:name="P2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0e3b7a" officeooo:paragraph-rsid="000e3b7a"/>
    </style:style>
    <style:style style:name="P2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normal" officeooo:rsid="000e3b7a" officeooo:paragraph-rsid="000e3b7a" style:font-weight-asian="normal" style:font-weight-complex="normal"/>
    </style:style>
    <style:style style:name="P2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normal" officeooo:rsid="000ef3b6" officeooo:paragraph-rsid="000ef3b6" style:font-weight-asian="normal" style:font-weight-complex="normal"/>
    </style:style>
    <style:style style:name="P2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1032a" officeooo:paragraph-rsid="0011032a"/>
    </style:style>
    <style:style style:name="P2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3bdfd" officeooo:paragraph-rsid="0013bdfd"/>
    </style:style>
    <style:style style:name="P2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5a5b6" officeooo:paragraph-rsid="0015a5b6"/>
    </style:style>
    <style:style style:name="P2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5b8ae" officeooo:paragraph-rsid="0015b8ae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665ec" officeooo:paragraph-rsid="000665ec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7c526" officeooo:paragraph-rsid="0007c526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9dca6" officeooo:paragraph-rsid="0009dca6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a8670" officeooo:paragraph-rsid="000a8670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a8670" officeooo:paragraph-rsid="000ef3b6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c6552" officeooo:paragraph-rsid="000c6552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0e3b7a" officeooo:paragraph-rsid="000e3b7a" style:font-weight-asian="normal" style:font-weight-complex="normal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0e7bc2" officeooo:paragraph-rsid="000ef3b6" style:font-weight-asian="normal" style:font-weight-complex="normal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ef3b6" officeooo:paragraph-rsid="000ef3b6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3bdfd" officeooo:paragraph-rsid="0013bdfd"/>
    </style:style>
    <style:style style:name="P39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officeooo:rsid="0009dca6" officeooo:paragraph-rsid="0009dca6"/>
    </style:style>
    <style:style style:name="T1" style:family="text">
      <style:text-properties officeooo:rsid="0007c526"/>
    </style:style>
    <style:style style:name="T2" style:family="text">
      <style:text-properties officeooo:rsid="0009276c"/>
    </style:style>
    <style:style style:name="T3" style:family="text">
      <style:text-properties officeooo:rsid="000a8670"/>
    </style:style>
    <style:style style:name="T4" style:family="text">
      <style:text-properties officeooo:rsid="000e3b7a"/>
    </style:style>
    <style:style style:name="T5" style:family="text">
      <style:text-properties officeooo:rsid="000ef3b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ef3b6" style:font-weight-asian="bold" style:font-weight-complex="bold"/>
    </style:style>
    <style:style style:name="T8" style:family="text">
      <style:text-properties officeooo:rsid="000f67c2"/>
    </style:style>
    <style:style style:name="T9" style:family="text">
      <style:text-properties officeooo:rsid="0013bdfd"/>
    </style:style>
    <style:style style:name="T10" style:family="text">
      <style:text-properties officeooo:rsid="00161a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TREGÁVEL – ESTATÍSTICA AVANÇADA</text:p>
      <text:p text:style-name="P1">Data Expert | DNC</text:p>
      <text:p text:style-name="P1"/>
      <text:p text:style-name="P2"/>
      <text:p text:style-name="P8">Você é um cientista de dados ‘free lancer’ que foi contatado por um grande milionário que está desejando leiloar alguns de seus diamantes. O dinheiro será todo doado para uma instituição de caridade.</text:p>
      <text:p text:style-name="P8"/>
      <text:p text:style-name="P8">A proposta de trabalho é desenvolver um modelo de previsão para o <text:span text:style-name="T6">preço mínimo</text:span> que poderá ser pedido para cada diamante, utilizando o dataset disponibilizado.</text:p>
      <text:p text:style-name="P8"/>
      <text:p text:style-name="P8">Para ser contratado, o milionário gostaria que você respondesse algumas perguntas antes, de modo que fosse possível acessar o seu conhecimento.</text:p>
      <text:p text:style-name="P3"/>
      <text:p text:style-name="P3"/>
      <text:p text:style-name="P3">1. Qual é a média da variável ‘carat’?</text:p>
      <text:p text:style-name="P3"/>
      <text:p text:style-name="P9">a) 0.5845</text:p>
      <text:p text:style-name="P9"/>
      <text:p text:style-name="P9">b) 0.2253</text:p>
      <text:p text:style-name="P9"/>
      <text:p text:style-name="P10">c) 0.7979 RESPOSTA CORRETA</text:p>
      <text:p text:style-name="P9"/>
      <text:p text:style-name="P9">d) 0.0186</text:p>
      <text:p text:style-name="P9"/>
      <text:p text:style-name="P9">e) Não é possível calcular a média da variável ‘carat’</text:p>
      <text:p text:style-name="P3"/>
      <text:p text:style-name="P3">2. Qual é a correlação entre as variáveis ‘price’ e ‘depth’ ?</text:p>
      <text:p text:style-name="P3"/>
      <text:p text:style-name="P9">a) 1</text:p>
      <text:p text:style-name="P9"/>
      <text:p text:style-name="P9">b) 0</text:p>
      <text:p text:style-name="P9"/>
      <text:p text:style-name="P9">c) 0.55974</text:p>
      <text:p text:style-name="P9"/>
      <text:p text:style-name="P9">d) 0.921591</text:p>
      <text:p text:style-name="P9"/>
      <text:p text:style-name="P10">e) -0.010647 <text:span text:style-name="T1">RESPOSTA CORRETA</text:span></text:p>
      <text:p text:style-name="P9"/>
      <text:p text:style-name="P29">3. Após o escalonamento das variáveis numéricas, qual é o valor máximo da variável ‘table’?</text:p>
      <text:p text:style-name="P9"/>
      <text:p text:style-name="P18">a) 95</text:p>
      <text:p text:style-name="P18"/>
      <text:p text:style-name="P11">b) 16.8 RESPOSTA CORRETA</text:p>
      <text:p text:style-name="P18"/>
      <text:p text:style-name="P18">c) 29</text:p>
      <text:p text:style-name="P18"/>
      <text:p text:style-name="P18">d) 1</text:p>
      <text:p text:style-name="P18"/>
      <text:p text:style-name="P18">e) 0.970772</text:p>
      <text:p text:style-name="P18"/>
      <text:p text:style-name="P30"><text:soft-page-break/>4. Após a ‘dummyficação’ das variáveis categóricas, quantas colunas existem em um dataset com somente variáveis desse tipo?</text:p>
      <text:p text:style-name="P3"/>
      <text:p text:style-name="P19">a) 20</text:p>
      <text:p text:style-name="P19"/>
      <text:p text:style-name="P12">b) 17 RESPOSTA CORRETA</text:p>
      <text:p text:style-name="P12"/>
      <text:p text:style-name="P19">c) 3</text:p>
      <text:p text:style-name="P19"/>
      <text:p text:style-name="P19">d) <text:span text:style-name="T2">10</text:span></text:p>
      <text:p text:style-name="P19"/>
      <text:p text:style-name="P20">e) 1</text:p>
      <text:p text:style-name="P31">5. A distribuição da resposta ‘price’ é normal e não precisa ser transformada.</text:p>
      <text:p text:style-name="P21"/>
      <text:p text:style-name="P39">a) verdadeiro</text:p>
      <text:p text:style-name="P39"/>
      <text:p text:style-name="P39">b) falso</text:p>
      <text:p text:style-name="P39"/>
      <text:p text:style-name="P39"/>
      <text:p text:style-name="P34">6. <text:span text:style-name="T4">Ao separar o dataset em dois pedaços, o de treinamento e o de teste, quantas linhas possuirá o dataset de teste? (Utilize uma proporção de 20% e argumento random_state = 123456) Dica: concatene os datasets e faça a matriz do modelo antes de fazer a separação entre treinamento e teste.</text:span></text:p>
      <text:p text:style-name="P34"/>
      <text:p text:style-name="P22">a) 24</text:p>
      <text:p text:style-name="P22"/>
      <text:p text:style-name="P22">b) 53940</text:p>
      <text:p text:style-name="P22"/>
      <text:p text:style-name="P13">c) 10788 RESPOSTA CORRETA</text:p>
      <text:p text:style-name="P13"/>
      <text:p text:style-name="P23">d) 100</text:p>
      <text:p text:style-name="P23"/>
      <text:p text:style-name="P23">e) nenhuma</text:p>
      <text:p text:style-name="P35"/>
      <text:p text:style-name="P36">7. Utilizando o método dos mínimos quadrados e ajustando o modelo com o logaritmo natural da resposta ‘price’ e os dados de ajuste, qual é a variável que tem o maior valor <text:span text:style-name="T5">absoluto</text:span> para a estatística ‘t’. <text:span text:style-name="T3"><text:s/></text:span><text:span text:style-name="T5">(OBS: desconsidere o ‘intercept’).</text:span></text:p>
      <text:p text:style-name="P36"/>
      <text:p text:style-name="P14">a) x RESPOSTA CORRETA.</text:p>
      <text:p text:style-name="P24"/>
      <text:p text:style-name="P24">b) table</text:p>
      <text:p text:style-name="P24"/>
      <text:p text:style-name="P24">c) cut_Good</text:p>
      <text:p text:style-name="P24"/>
      <text:p text:style-name="P24">d) clarity_SI1</text:p>
      <text:p text:style-name="P24"/>
      <text:p text:style-name="P24">e) carat</text:p>
      <text:p text:style-name="P32"/>
      <text:p text:style-name="P32"><text:span text:style-name="T5">8</text:span>. <text:span text:style-name="T5">Para o modelo ajustado na questão 07,</text:span> qual é a variável que possui o maior VIF?</text:p>
      <text:p text:style-name="P32"/>
      <text:p text:style-name="P33"><text:tab/><text:span text:style-name="T7">a) x RESPOSTA CORRETA.</text:span></text:p>
      <text:p text:style-name="P24"/>
      <text:p text:style-name="P24">b) table</text:p>
      <text:p text:style-name="P24"><text:soft-page-break/></text:p>
      <text:p text:style-name="P24">c) cut_Good</text:p>
      <text:p text:style-name="P24"/>
      <text:p text:style-name="P24">d) clarity_SI1</text:p>
      <text:p text:style-name="P24"/>
      <text:p text:style-name="P24">e) carat</text:p>
      <text:p text:style-name="P33"/>
      <text:p text:style-name="P37">9. Após remover todas as variáveis para manter os VIF´s em no máximo 5, quantas variáveis sobraram no modelo? <text:span text:style-name="T8">OBS: desconsidere o intercept. </text:span>(Dica, comece removendo, uma por uma, as variáveis com maior VIF)</text:p>
      <text:p text:style-name="P31"/>
      <text:p text:style-name="P25">a) 17</text:p>
      <text:p text:style-name="P15">b) 18 RESPOSTA CORRETA</text:p>
      <text:p text:style-name="P25"/>
      <text:p text:style-name="P25">c) 19</text:p>
      <text:p text:style-name="P25"/>
      <text:p text:style-name="P25">d) 20</text:p>
      <text:p text:style-name="P25"/>
      <text:p text:style-name="P25">e) 21</text:p>
      <text:p text:style-name="P21"/>
      <text:p text:style-name="P5">10. Qual é o R^2 para os dados de teste com o modelo sem as variáveis removidas na questão 9?</text:p>
      <text:p text:style-name="P4"/>
      <text:p text:style-name="P12"><text:span text:style-name="T9">a) 0.96 RESPOSTA CORRETA</text:span></text:p>
      <text:p text:style-name="P19"/>
      <text:p text:style-name="P19"><text:span text:style-name="T9">b) 0.86</text:span></text:p>
      <text:p text:style-name="P19"/>
      <text:p text:style-name="P19"><text:span text:style-name="T9">c) 0.5</text:span></text:p>
      <text:p text:style-name="P19"/>
      <text:p text:style-name="P26">d) 1</text:p>
      <text:p text:style-name="P26"/>
      <text:p text:style-name="P26">e) 0.1</text:p>
      <text:p text:style-name="P26"/>
      <text:p text:style-name="P38"/>
      <text:p text:style-name="P6">11. Utilizando os dados de teste, faça a análise de resíduos e responda: eles estão de acordo com a hipótese para a regressão linear?</text:p>
      <text:p text:style-name="P6"/>
      <text:p text:style-name="P27">a) Sim, os resíduos são normais e homocedásticos.</text:p>
      <text:p text:style-name="P27"/>
      <text:p text:style-name="P27">b) Não, os resíduos são normais porem heterocedásticos.</text:p>
      <text:p text:style-name="P27"/>
      <text:p text:style-name="P27">c) Não, os resíduos são homocedásticos porém não normais.</text:p>
      <text:p text:style-name="P27"/>
      <text:p text:style-name="P16">d) Não, os não são nem homocedásticos nem normais. RESPOSTA CORRETA.</text:p>
      <text:p text:style-name="P27"/>
      <text:p text:style-name="P27">e) Nenhuma das alternativas acima.</text:p>
      <text:p text:style-name="P4"/>
      <text:p text:style-name="P3"/>
      <text:p text:style-name="P7">12. Utilizando a regressão regularizada tipo “ridge” e o dataset com TODOS os regressores, qual dentre os seguintes valores de <text:span text:style-name="T10">alpha</text:span> deixa o modelo com o maior R^2 para os dados de teste?</text:p>
      <text:p text:style-name="P7"/>
      <text:p text:style-name="P17">a) <text:span text:style-name="T10">10 RESPOSTA CORRETA</text:span></text:p>
      <text:p text:style-name="P28"/>
      <text:p text:style-name="P28"><text:soft-page-break/>b) <text:span text:style-name="T10">100</text:span></text:p>
      <text:p text:style-name="P28"/>
      <text:p text:style-name="P28">c) <text:span text:style-name="T10">1000</text:span></text:p>
      <text:p text:style-name="P28"/>
      <text:p text:style-name="P28">d) <text:span text:style-name="T10">10000</text:span></text:p>
      <text:p text:style-name="P28"/>
      <text:p text:style-name="P28">e) 1<text:span text:style-name="T10">00000</text:span>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6T08:45:38.799000000</meta:creation-date>
    <dc:date>2021-08-06T11:59:21.372000000</dc:date>
    <meta:editing-duration>PT1H52M11S</meta:editing-duration>
    <meta:editing-cycles>14</meta:editing-cycles>
    <meta:generator>LibreOffice/7.1.5.2$Windows_x86 LibreOffice_project/85f04e9f809797b8199d13c421bd8a2b025d52b5</meta:generator>
    <meta:document-statistic meta:table-count="0" meta:image-count="0" meta:object-count="0" meta:page-count="4" meta:paragraph-count="74" meta:word-count="545" meta:character-count="3030" meta:non-whitespace-character-count="2556"/>
  </office:meta>
</office:document-meta>
</file>